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Consolas" fo:font-size="9pt" fo:font-weight="bold" style:font-size-asian="9pt" style:font-weight-asian="bold" style:font-size-complex="9pt" style:font-weight-complex="bold"/>
    </style:style>
    <style:style style:name="P2" style:family="paragraph" style:parent-style-name="Preformatted_20_Text">
      <style:paragraph-properties fo:line-height="0.15in" fo:orphans="2" fo:widows="2" fo:break-before="page"/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P3" style:family="paragraph" style:parent-style-name="Preformatted_20_Text">
      <style:paragraph-properties fo:orphans="2" fo:widows="2" fo:break-before="pag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line-height="0.15in" fo:orphans="2" fo:widows="2" fo:break-before="page"/>
      <style:text-properties style:font-name="Consolas" fo:font-size="10pt" style:font-size-asian="10pt" style:font-size-complex="10pt"/>
    </style:style>
    <style:style style:name="P5" style:family="paragraph" style:parent-style-name="Preformatted_20_Text">
      <style:paragraph-properties fo:margin-left="0in" fo:margin-right="0in" fo:line-height="0.15in" fo:orphans="2" fo:widows="2" fo:text-indent="0in" style:auto-text-indent="false"/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P6" style:family="paragraph" style:parent-style-name="Preformatted_20_Text">
      <style:paragraph-properties fo:line-height="0.15in" fo:orphans="2" fo:widows="2"/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P7" style:family="paragraph" style:parent-style-name="Preformatted_20_Text">
      <style:paragraph-properties fo:line-height="0.15in" fo:orphans="2" fo:widows="2"/>
      <style:text-properties fo:font-variant="normal" fo:text-transform="none" fo:color="#000000" style:font-name="Consolas" fo:font-size="10pt" fo:letter-spacing="normal" style:font-size-asian="10pt" style:font-size-complex="10pt"/>
    </style:style>
    <style:style style:name="P8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9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0" style:family="paragraph" style:parent-style-name="Preformatted_20_Text">
      <style:paragraph-properties fo:line-height="0.15in" fo:orphans="2" fo:widows="2"/>
      <style:text-properties style:font-name="Consolas" fo:font-size="10pt" style:font-size-asian="10pt" style:font-size-complex="10pt"/>
    </style:style>
    <style:style style:name="P11" style:family="paragraph" style:parent-style-name="Preformatted_20_Text">
      <style:paragraph-properties fo:orphans="2" fo:widows="2"/>
    </style:style>
    <style:style style:name="P12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fo:letter-spacing="normal" fo:font-style="normal" fo:font-weight="normal"/>
    </style:style>
    <style:style style:name="P13" style:family="paragraph" style:parent-style-name="Preformatted_20_Text">
      <style:paragraph-properties fo:line-height="0.15in" fo:orphans="2" fo:widows="2"/>
      <style:text-properties fo:font-variant="normal" fo:text-transform="none" fo:color="#000000" fo:letter-spacing="normal" fo:font-style="normal" fo:font-weight="normal"/>
    </style:style>
    <style:style style:name="P14" style:family="paragraph" style:parent-style-name="Preformatted_20_Text">
      <style:paragraph-properties fo:line-height="0.15in" fo:orphans="2" fo:widows="2"/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P15" style:family="paragraph" style:parent-style-name="Preformatted_20_Text">
      <style:paragraph-properties fo:margin-left="0in" fo:margin-right="0in" fo:line-height="0.15in" fo:orphans="2" fo:widows="2" fo:text-indent="0in" style:auto-text-indent="false"/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T1" style:family="text">
      <style:text-properties fo:font-style="normal" fo:font-weight="normal"/>
    </style:style>
    <style:style style:name="T2" style:family="text">
      <style:text-properties style:font-name="Consolas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##################################</text:p>
      <text:p text:style-name="P6"># Hacker Adventurer Poet</text:p>
      <text:p text:style-name="P6"># pedrk.com</text:p>
      <text:p text:style-name="P6">##################################</text:p>
      <text:p text:style-name="P6"/>
      <text:p text:style-name="P6">Aun the times say</text:p>
      <text:p text:style-name="P6">Adventure is a passion of the past</text:p>
      <text:p text:style-name="P6">That all is discovered &amp; won</text:p>
      <text:p text:style-name="P10"/>
      <text:p text:style-name="P6">Adventure isn't found</text:p>
      <text:p text:style-name="P6">In the name'n of lands</text:p>
      <text:p text:style-name="P6">Or cross'n the limits of maps</text:p>
      <text:p text:style-name="P10"/>
      <text:p text:style-name="P6">Find here its Modern testament</text:p>
      <text:p text:style-name="P6">Come experience a lifetime</text:p>
      <text:p text:style-name="P6">To its pursuit</text:p>
      <text:p text:style-name="P10"/>
      <text:p text:style-name="P6">Thru</text:p>
      <text:p text:style-name="P6">Jungles Islands &amp; Mountains</text:p>
      <text:p text:style-name="P10"/>
      <text:p text:style-name="P6">Upon</text:p>
      <text:p text:style-name="P13"><text:span text:style-name="T2">Streets Trails &amp; Machin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05in" style:type="center"/>
          <style:tab-stop style:position="8.1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nsolas" fo:font-size="9pt" fo:font-weight="bold" style:font-size-asian="9pt" style:font-weight-asian="bold" style:font-size-complex="9pt" style:font-weight-complex="bold"/>
    </style:style>
    <style:page-layout style:name="Mpm1">
      <style:page-layout-properties fo:page-width="8.5in" fo:page-height="11in" style:num-format="1" style:print-orientation="portrait" fo:margin-top="1in" fo:margin-bottom="0.2in" fo:margin-left="0.2in" fo:margin-right="0.2in" style:shadow="none" fo:background-color="transparent" style:writing-mode="lr-tb" style:footnote-max-height="0in">
        <style:background-image/>
        <style:columns fo:column-count="3" fo:column-gap="0in">
          <style:column-sep style:width="0.0138in" style:color="#000000" style:height="100%"/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8-26T15:10:04.47</meta:creation-date>
    <dc:date>2017-09-24T15:13:13.16</dc:date>
    <meta:editing-duration>PT20H36M7S</meta:editing-duration>
    <meta:editing-cycles>44</meta:editing-cycles>
    <meta:generator>OpenOffice/4.1.3$Win32 OpenOffice.org_project/413m1$Build-9783</meta:generator>
    <meta:print-date>2017-09-02T19:21:11.13</meta:print-date>
    <meta:document-statistic meta:table-count="0" meta:image-count="0" meta:object-count="0" meta:page-count="1" meta:paragraph-count="18" meta:word-count="62" meta:character-count="385"/>
  </office:meta>
</office:document-meta>
</file>